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onfiguração do Banco de Dados no Spring Boot</text:p>
      <text:p text:style-name="Standard"/>
      <text:p text:style-name="Standard">O arquivo `application.properties` é usado no **Spring Boot** para configurar as propriedades da aplicação, incluindo a conexão com o banco de dados. Este exemplo configura um banco de dados PostgreSQL e está localizado na pasta `src/main/resources` do projeto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46:56.183283381</meta:creation-date>
    <dc:date>2024-11-26T14:47:51.162510030</dc:date>
    <meta:editing-duration>PT56S</meta:editing-duration>
    <meta:editing-cycles>1</meta:editing-cycles>
    <meta:document-statistic meta:table-count="0" meta:image-count="0" meta:object-count="0" meta:page-count="1" meta:paragraph-count="2" meta:word-count="47" meta:character-count="308" meta:non-whitespace-character-count="263"/>
    <meta:generator>LibreOffice/7.3.7.2$Linux_X86_64 LibreOffice_project/30$Build-2</meta:generator>
  </office:meta>
</office:document-meta>
</file>